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tyDatabaseConfig.transactionManager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DatabaseConfig.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mptyDatabaseConfig.jdbcTemplate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